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7fd9" officeooo:paragraph-rsid="000a7fd9"/>
    </style:style>
    <style:style style:name="P2" style:family="paragraph" style:parent-style-name="Standard">
      <style:text-properties officeooo:rsid="000ce1c5" officeooo:paragraph-rsid="000ce1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 name is prasad</text:p>
      <text:p text:style-name="P2">i am studying branch command in gi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6T12:17:45.905000000</meta:creation-date>
    <dc:date>2024-07-16T12:25:04.698000000</dc:date>
    <meta:editing-duration>PT58S</meta:editing-duration>
    <meta:editing-cycles>2</meta:editing-cycles>
    <meta:generator>LibreOffice/7.5.1.2$Windows_X86_64 LibreOffice_project/fcbaee479e84c6cd81291587d2ee68cba099e129</meta:generator>
    <meta:document-statistic meta:table-count="0" meta:image-count="0" meta:object-count="0" meta:page-count="1" meta:paragraph-count="2" meta:word-count="11" meta:character-count="52" meta:non-whitespace-character-count="43"/>
  </office:meta>
</office:document-meta>
</file>